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size="6pt" style:font-size-asian="5.25pt" style:font-size-complex="6pt"/>
    </style:style>
    <style:style style:name="P2" style:family="paragraph" style:parent-style-name="Standard">
      <style:text-properties fo:font-size="6pt" officeooo:rsid="0014ca54" officeooo:paragraph-rsid="0014ca54" style:font-size-asian="5.25pt" style:font-size-complex="6pt"/>
    </style:style>
    <style:style style:name="P3" style:family="paragraph" style:parent-style-name="Standard">
      <style:text-properties fo:font-size="6pt" officeooo:rsid="0014ca54" officeooo:paragraph-rsid="0016e43a" style:font-size-asian="5.25pt" style:font-size-complex="6pt"/>
    </style:style>
    <style:style style:name="P4" style:family="paragraph" style:parent-style-name="Standard">
      <style:paragraph-properties fo:text-align="start" style:justify-single-word="false"/>
      <style:text-properties fo:font-size="6pt" officeooo:rsid="0014ca54" officeooo:paragraph-rsid="0014ca54" style:font-size-asian="5.25pt" style:font-size-complex="6pt"/>
    </style:style>
    <style:style style:name="P5" style:family="paragraph" style:parent-style-name="Standard">
      <style:paragraph-properties>
        <style:tab-stops/>
      </style:paragraph-properties>
      <style:text-properties fo:font-size="6pt" officeooo:rsid="0014ca54" officeooo:paragraph-rsid="0014ca54" style:font-size-asian="5.25pt" style:font-size-complex="6pt"/>
    </style:style>
    <style:style style:name="P6" style:family="paragraph" style:parent-style-name="Standard">
      <style:text-properties fo:font-size="6pt" officeooo:rsid="00157ebd" officeooo:paragraph-rsid="00157ebd" style:font-size-asian="5.25pt" style:font-size-complex="6pt"/>
    </style:style>
    <style:style style:name="P7" style:family="paragraph" style:parent-style-name="Standard">
      <style:text-properties fo:font-size="6pt" officeooo:rsid="0016e43a" officeooo:paragraph-rsid="0016e43a" style:font-size-asian="5.25pt" style:font-size-complex="6pt"/>
    </style:style>
    <style:style style:name="P8" style:family="paragraph" style:parent-style-name="Standard">
      <style:text-properties fo:font-size="6pt" officeooo:rsid="00171f10" officeooo:paragraph-rsid="00171f10" style:font-size-asian="5.25pt" style:font-size-complex="6pt"/>
    </style:style>
    <style:style style:name="P9" style:family="paragraph" style:parent-style-name="Standard">
      <style:text-properties fo:font-size="6pt" officeooo:rsid="001ab97b" officeooo:paragraph-rsid="001ab97b" style:font-size-asian="5.25pt" style:font-size-complex="6pt"/>
    </style:style>
    <style:style style:name="P10" style:family="paragraph" style:parent-style-name="Standard">
      <style:text-properties fo:font-size="6pt" fo:font-style="italic" officeooo:rsid="001ab97b" officeooo:paragraph-rsid="001ab97b" style:font-size-asian="5.25pt" style:font-style-asian="italic" style:font-size-complex="6pt" style:font-style-complex="italic"/>
    </style:style>
    <style:style style:name="P11" style:family="paragraph" style:parent-style-name="Standard">
      <style:text-properties fo:font-size="6pt" fo:font-style="italic" officeooo:rsid="001ca002" officeooo:paragraph-rsid="001ca002" style:font-size-asian="5.25pt" style:font-style-asian="italic" style:font-size-complex="6pt" style:font-style-complex="italic"/>
    </style:style>
    <style:style style:name="P12" style:family="paragraph" style:parent-style-name="Standard">
      <style:text-properties fo:font-size="6pt" fo:font-style="italic" officeooo:rsid="001e855c" officeooo:paragraph-rsid="001e855c" style:font-size-asian="5.25pt" style:font-style-asian="italic" style:font-size-complex="6pt" style:font-style-complex="italic"/>
    </style:style>
    <style:style style:name="P13" style:family="paragraph" style:parent-style-name="Standard">
      <style:text-properties fo:font-size="6pt" fo:font-style="italic" officeooo:rsid="001f1df9" officeooo:paragraph-rsid="001f1df9" style:font-size-asian="5.25pt" style:font-style-asian="italic" style:font-size-complex="6pt" style:font-style-complex="italic"/>
    </style:style>
    <style:style style:name="P14" style:family="paragraph" style:parent-style-name="Standard">
      <style:text-properties fo:font-size="6pt" fo:font-style="italic" officeooo:rsid="00211aa3" officeooo:paragraph-rsid="00211aa3" style:font-size-asian="5.25pt" style:font-style-asian="italic" style:font-size-complex="6pt" style:font-style-complex="italic"/>
    </style:style>
    <style:style style:name="P15" style:family="paragraph" style:parent-style-name="Standard">
      <style:text-properties fo:font-size="6pt" fo:font-style="italic" officeooo:rsid="002170ef" officeooo:paragraph-rsid="0021c2f2" style:font-size-asian="5.25pt" style:font-style-asian="italic" style:font-size-complex="6pt" style:font-style-complex="italic"/>
    </style:style>
    <style:style style:name="P16" style:family="paragraph" style:parent-style-name="Standard">
      <style:text-properties fo:font-size="6pt" fo:font-style="normal" officeooo:rsid="002170ef" officeooo:paragraph-rsid="002170ef" style:font-size-asian="5.25pt" style:font-style-asian="normal" style:font-size-complex="6pt" style:font-style-complex="normal"/>
    </style:style>
    <style:style style:name="P17" style:family="paragraph" style:parent-style-name="Standard">
      <style:text-properties fo:font-size="6pt" fo:font-style="normal" officeooo:rsid="0021c2f2" officeooo:paragraph-rsid="0021c2f2" style:font-size-asian="5.25pt" style:font-style-asian="normal" style:font-size-complex="6pt" style:font-style-complex="normal"/>
    </style:style>
    <style:style style:name="P18" style:family="paragraph" style:parent-style-name="Standard">
      <style:text-properties fo:font-size="6pt" fo:font-style="normal" officeooo:rsid="0022355d" officeooo:paragraph-rsid="0022355d" style:font-size-asian="5.25pt" style:font-style-asian="normal" style:font-size-complex="6pt" style:font-style-complex="normal"/>
    </style:style>
    <style:style style:name="P19" style:family="paragraph" style:parent-style-name="Standard">
      <style:text-properties fo:font-size="6pt" fo:font-style="normal" officeooo:rsid="0024ba59" officeooo:paragraph-rsid="0024ba59" style:font-size-asian="5.25pt" style:font-style-asian="normal" style:font-size-complex="6pt" style:font-style-complex="normal"/>
    </style:style>
    <style:style style:name="P20" style:family="paragraph" style:parent-style-name="Standard">
      <style:text-properties fo:font-size="6pt" fo:font-style="normal" officeooo:rsid="001ab97b" officeooo:paragraph-rsid="0022355d" style:font-size-asian="5.25pt" style:font-style-asian="normal" style:font-size-complex="6pt" style:font-style-complex="normal"/>
    </style:style>
    <style:style style:name="P21" style:family="paragraph" style:parent-style-name="Standard">
      <style:text-properties fo:font-size="6pt" fo:font-style="normal" style:text-underline-style="none" officeooo:rsid="001ab97b" officeooo:paragraph-rsid="0022355d" style:font-size-asian="5.25pt" style:font-style-asian="normal" style:font-size-complex="6pt" style:font-style-complex="normal"/>
    </style:style>
    <style:style style:name="P22" style:family="paragraph" style:parent-style-name="Standard">
      <style:text-properties fo:font-size="6pt" fo:font-style="normal" style:text-underline-style="none" officeooo:rsid="0031d50f" officeooo:paragraph-rsid="0031d50f" style:font-size-asian="5.25pt" style:font-style-asian="normal" style:font-size-complex="6pt" style:font-style-complex="normal"/>
    </style:style>
    <style:style style:name="P23" style:family="paragraph" style:parent-style-name="Standard">
      <style:text-properties fo:color="#ff4000" fo:font-size="6pt" officeooo:rsid="0014ca54" officeooo:paragraph-rsid="0014ca54" style:font-size-asian="5.25pt" style:font-size-complex="6pt"/>
    </style:style>
    <style:style style:name="P24" style:family="paragraph" style:parent-style-name="Standard">
      <style:text-properties fo:color="#ff4000" fo:font-size="6pt" officeooo:rsid="0015ffea" officeooo:paragraph-rsid="0015ffea" style:font-size-asian="5.25pt" style:font-size-complex="6pt"/>
    </style:style>
    <style:style style:name="P25" style:family="paragraph" style:parent-style-name="Standard">
      <style:text-properties fo:color="#ff4000" fo:font-size="6pt" style:text-underline-style="solid" style:text-underline-width="auto" style:text-underline-color="font-color" officeooo:rsid="0014ca54" officeooo:paragraph-rsid="0014ca54" style:font-size-asian="5.25pt" style:font-size-complex="6pt"/>
    </style:style>
    <style:style style:name="P26" style:family="paragraph" style:parent-style-name="Standard">
      <style:text-properties fo:color="#ff4000" fo:font-size="6pt" fo:font-style="normal" style:text-underline-style="none" fo:font-weight="normal" officeooo:rsid="0031d50f" officeooo:paragraph-rsid="0031d50f" style:font-size-asian="5.25pt" style:font-style-asian="normal" style:font-weight-asian="normal" style:font-size-complex="6pt" style:font-style-complex="normal" style:font-weight-complex="normal"/>
    </style:style>
    <style:style style:name="P27" style:family="paragraph" style:parent-style-name="Standard">
      <style:text-properties fo:color="#ff4000" fo:font-size="6pt" fo:font-style="normal" style:text-underline-style="none" fo:font-weight="normal" officeooo:rsid="00325224" officeooo:paragraph-rsid="00325224" style:font-size-asian="5.25pt" style:font-style-asian="normal" style:font-weight-asian="normal" style:font-size-complex="6pt" style:font-style-complex="normal" style:font-weight-complex="normal"/>
    </style:style>
    <style:style style:name="P28" style:family="paragraph" style:parent-style-name="Standard">
      <style:text-properties fo:color="#ff4000" fo:font-size="6pt" fo:font-style="normal" style:text-underline-style="none" fo:font-weight="normal" officeooo:rsid="00361b23" officeooo:paragraph-rsid="00361b23" style:font-size-asian="5.25pt" style:font-style-asian="normal" style:font-weight-asian="normal" style:font-size-complex="6pt" style:font-style-complex="normal" style:font-weight-complex="normal"/>
    </style:style>
    <style:style style:name="P29" style:family="paragraph" style:parent-style-name="Standard">
      <style:text-properties fo:color="#ff4000" fo:font-size="6pt" fo:font-style="normal" style:text-underline-style="none" fo:font-weight="bold" officeooo:rsid="00325224" officeooo:paragraph-rsid="00325224" style:font-size-asian="5.25pt" style:font-style-asian="normal" style:font-weight-asian="bold" style:font-size-complex="6pt" style:font-style-complex="normal" style:font-weight-complex="bold"/>
    </style:style>
    <style:style style:name="P30" style:family="paragraph" style:parent-style-name="Standard">
      <style:text-properties fo:color="#ff4000" fo:font-size="6pt" fo:font-style="normal" style:text-underline-style="none" fo:font-weight="bold" officeooo:rsid="0038f7ae" officeooo:paragraph-rsid="0038f7ae" style:font-size-asian="5.25pt" style:font-style-asian="normal" style:font-weight-asian="bold" style:font-size-complex="6pt" style:font-style-complex="normal" style:font-weight-complex="bold"/>
    </style:style>
    <style:style style:name="P31" style:family="paragraph" style:parent-style-name="Standard">
      <style:text-properties fo:color="#ff4000" fo:font-size="6pt" fo:font-style="normal" style:text-underline-style="none" fo:font-weight="bold" officeooo:rsid="0045f3a3" officeooo:paragraph-rsid="0045f3a3" style:font-size-asian="5.25pt" style:font-style-asian="normal" style:font-weight-asian="bold" style:font-size-complex="6pt" style:font-style-complex="normal" style:font-weight-complex="bold"/>
    </style:style>
    <style:style style:name="P32" style:family="paragraph" style:parent-style-name="Standard">
      <style:text-properties fo:color="#eeeeee" fo:font-size="6pt" officeooo:rsid="0016e43a" officeooo:paragraph-rsid="0016e43a" style:font-size-asian="5.25pt" style:font-size-complex="6pt"/>
    </style:style>
    <style:style style:name="P33" style:family="paragraph" style:parent-style-name="Standard">
      <style:text-properties fo:color="#eeeeee" fo:font-size="6pt" officeooo:rsid="00171f10" officeooo:paragraph-rsid="00171f10" style:font-size-asian="5.25pt" style:font-size-complex="6pt"/>
    </style:style>
    <style:style style:name="P34" style:family="paragraph" style:parent-style-name="Standard">
      <style:text-properties style:use-window-font-color="true" fo:font-size="6pt" officeooo:rsid="0016e43a" officeooo:paragraph-rsid="0016e43a" style:font-size-asian="5.25pt" style:font-size-complex="6pt"/>
    </style:style>
    <style:style style:name="P35" style:family="paragraph" style:parent-style-name="Standard">
      <style:text-properties style:use-window-font-color="true" fo:font-size="6pt" officeooo:rsid="00171f10" officeooo:paragraph-rsid="0016e43a" style:font-size-asian="5.25pt" style:font-size-complex="6pt"/>
    </style:style>
    <style:style style:name="P36" style:family="paragraph" style:parent-style-name="Standard">
      <style:text-properties style:use-window-font-color="true" fo:font-size="6pt" officeooo:rsid="00171f10" officeooo:paragraph-rsid="00171f10" style:font-size-asian="5.25pt" style:font-size-complex="6pt"/>
    </style:style>
    <style:style style:name="P37" style:family="paragraph" style:parent-style-name="Standard">
      <style:text-properties fo:color="#c9211e" fo:font-size="6pt" fo:font-style="normal" officeooo:rsid="0021c2f2" officeooo:paragraph-rsid="0021c2f2" fo:background-color="#ffff00" style:font-size-asian="5.25pt" style:font-style-asian="normal" style:font-size-complex="6pt" style:font-style-complex="normal"/>
    </style:style>
    <style:style style:name="P38" style:family="paragraph" style:parent-style-name="Standard">
      <style:text-properties fo:color="#c9211e" fo:font-size="6pt" fo:font-style="normal" style:text-underline-style="none" fo:font-weight="bold" officeooo:rsid="0031d50f" officeooo:paragraph-rsid="0031d50f" style:font-size-asian="5.25pt" style:font-style-asian="normal" style:font-weight-asian="bold" style:font-size-complex="6pt" style:font-style-complex="normal" style:font-weight-complex="bold"/>
    </style:style>
    <style:style style:name="P39" style:family="paragraph" style:parent-style-name="Standard">
      <style:text-properties officeooo:paragraph-rsid="0022355d"/>
    </style:style>
    <style:style style:name="P40" style:family="paragraph" style:parent-style-name="Standard">
      <style:text-properties fo:color="#000000" fo:font-size="6pt" fo:font-style="normal" style:text-underline-style="none" fo:font-weight="normal" officeooo:rsid="0031d50f" officeooo:paragraph-rsid="0031d50f" style:font-size-asian="5.25pt" style:font-style-asian="normal" style:font-weight-asian="normal" style:font-size-complex="6pt" style:font-style-complex="normal" style:font-weight-complex="normal"/>
    </style:style>
    <style:style style:name="P41" style:family="paragraph" style:parent-style-name="Standard">
      <style:text-properties fo:color="#000000" fo:font-size="6pt" fo:font-style="normal" style:text-underline-style="none" fo:font-weight="bold" officeooo:rsid="0031d50f" officeooo:paragraph-rsid="0031d50f" style:font-size-asian="5.25pt" style:font-style-asian="normal" style:font-weight-asian="bold" style:font-size-complex="6pt" style:font-style-complex="normal" style:font-weight-complex="bold"/>
    </style:style>
    <style:style style:name="P42" style:family="paragraph" style:parent-style-name="Standard">
      <style:text-properties fo:color="#666666" fo:font-size="6pt" fo:font-style="normal" style:text-underline-style="none" fo:font-weight="normal" officeooo:rsid="0031d50f" officeooo:paragraph-rsid="0031d50f" style:font-size-asian="5.25pt" style:font-style-asian="normal" style:font-weight-asian="normal" style:font-size-complex="6pt" style:font-style-complex="normal" style:font-weight-complex="normal"/>
    </style:style>
    <style:style style:name="P43" style:family="paragraph" style:parent-style-name="Standard">
      <style:text-properties fo:color="#666666" fo:font-size="6pt" fo:font-style="normal" style:text-underline-style="none" fo:font-weight="normal" officeooo:rsid="0031d82b" officeooo:paragraph-rsid="0031d82b" style:font-size-asian="5.25pt" style:font-style-asian="normal" style:font-weight-asian="normal" style:font-size-complex="6pt" style:font-style-complex="normal" style:font-weight-complex="normal"/>
    </style:style>
    <style:style style:name="P44" style:family="paragraph" style:parent-style-name="Standard">
      <style:text-properties fo:color="#666666" fo:font-size="6pt" fo:font-style="normal" style:text-underline-style="none" fo:font-weight="normal" officeooo:rsid="0031eb6d" officeooo:paragraph-rsid="0031eb6d" style:font-size-asian="5.25pt" style:font-style-asian="normal" style:font-weight-asian="normal" style:font-size-complex="6pt" style:font-style-complex="normal" style:font-weight-complex="normal"/>
    </style:style>
    <style:style style:name="P45" style:family="paragraph" style:parent-style-name="Standard">
      <style:text-properties fo:color="#666666" fo:font-size="6pt" fo:font-style="normal" style:text-underline-style="none" fo:font-weight="normal" officeooo:rsid="00325224" officeooo:paragraph-rsid="00325224" style:font-size-asian="5.25pt" style:font-style-asian="normal" style:font-weight-asian="normal" style:font-size-complex="6pt" style:font-style-complex="normal" style:font-weight-complex="normal"/>
    </style:style>
    <style:style style:name="P46" style:family="paragraph" style:parent-style-name="Standard">
      <style:text-properties fo:color="#666666" fo:font-size="6pt" fo:font-style="normal" style:text-underline-style="none" fo:font-weight="normal" officeooo:rsid="00341d03" officeooo:paragraph-rsid="00341d03" style:font-size-asian="5.25pt" style:font-style-asian="normal" style:font-weight-asian="normal" style:font-size-complex="6pt" style:font-style-complex="normal" style:font-weight-complex="normal"/>
    </style:style>
    <style:style style:name="P47" style:family="paragraph" style:parent-style-name="Standard">
      <style:text-properties fo:color="#666666" fo:font-size="6pt" fo:font-style="normal" style:text-underline-style="none" fo:font-weight="normal" officeooo:rsid="00361b23" officeooo:paragraph-rsid="00361b23" style:font-size-asian="5.25pt" style:font-style-asian="normal" style:font-weight-asian="normal" style:font-size-complex="6pt" style:font-style-complex="normal" style:font-weight-complex="normal"/>
    </style:style>
    <style:style style:name="P48" style:family="paragraph" style:parent-style-name="Standard">
      <style:text-properties fo:color="#666666" fo:font-size="6pt" fo:font-style="normal" style:text-underline-style="none" fo:font-weight="normal" officeooo:rsid="0038f7ae" officeooo:paragraph-rsid="0038f7ae" style:font-size-asian="5.25pt" style:font-style-asian="normal" style:font-weight-asian="normal" style:font-size-complex="6pt" style:font-style-complex="normal" style:font-weight-complex="normal"/>
    </style:style>
    <style:style style:name="P49" style:family="paragraph" style:parent-style-name="Standard">
      <style:text-properties fo:color="#666666" fo:font-size="6pt" fo:font-style="normal" style:text-underline-style="none" fo:font-weight="normal" officeooo:rsid="003ce505" officeooo:paragraph-rsid="003ce505" style:font-size-asian="5.25pt" style:font-style-asian="normal" style:font-weight-asian="normal" style:font-size-complex="6pt" style:font-style-complex="normal" style:font-weight-complex="normal"/>
    </style:style>
    <style:style style:name="P50" style:family="paragraph" style:parent-style-name="Standard">
      <style:text-properties fo:color="#ff0000" fo:font-size="6pt" fo:font-style="normal" style:text-underline-style="none" fo:font-weight="normal" officeooo:rsid="00341d03" officeooo:paragraph-rsid="00341d03" style:font-size-asian="5.25pt" style:font-style-asian="normal" style:font-weight-asian="normal" style:font-size-complex="6pt" style:font-style-complex="normal" style:font-weight-complex="normal"/>
    </style:style>
    <style:style style:name="P51" style:family="paragraph" style:parent-style-name="Standard">
      <style:text-properties fo:color="#ff0000" fo:font-size="6pt" fo:font-style="normal" style:text-underline-style="none" fo:font-weight="normal" officeooo:rsid="0031d82b" officeooo:paragraph-rsid="0031d82b" style:font-size-asian="5.25pt" style:font-style-asian="normal" style:font-weight-asian="normal" style:font-size-complex="6pt" style:font-style-complex="normal" style:font-weight-complex="normal"/>
    </style:style>
    <style:style style:name="P52" style:family="paragraph" style:parent-style-name="Standard">
      <style:text-properties fo:color="#ff0000" fo:font-size="6pt" fo:font-style="normal" style:text-underline-style="none" fo:font-weight="bold" officeooo:rsid="003ce505" officeooo:paragraph-rsid="003ce505" style:font-size-asian="5.25pt" style:font-style-asian="normal" style:font-weight-asian="bold" style:font-size-complex="6pt" style:font-style-complex="normal" style:font-weight-complex="bold"/>
    </style:style>
    <style:style style:name="P53" style:family="paragraph" style:parent-style-name="Standard">
      <style:text-properties fo:color="#111111" fo:font-size="6pt" fo:font-style="normal" style:text-underline-style="none" fo:font-weight="normal" officeooo:rsid="0031d82b" officeooo:paragraph-rsid="0031d82b" style:font-size-asian="5.25pt" style:font-style-asian="normal" style:font-weight-asian="normal" style:font-size-complex="6pt" style:font-style-complex="normal" style:font-weight-complex="normal"/>
    </style:style>
    <style:style style:name="P54" style:family="paragraph" style:parent-style-name="Standard">
      <style:text-properties fo:color="#111111" fo:font-size="6pt" fo:font-style="normal" style:text-underline-style="none" fo:font-weight="normal" officeooo:rsid="0031eb6d" officeooo:paragraph-rsid="0031eb6d" style:font-size-asian="5.25pt" style:font-style-asian="normal" style:font-weight-asian="normal" style:font-size-complex="6pt" style:font-style-complex="normal" style:font-weight-complex="normal"/>
    </style:style>
    <style:style style:name="P55" style:family="paragraph" style:parent-style-name="Standard">
      <style:text-properties fo:color="#333333" fo:font-size="6pt" fo:font-style="normal" style:text-underline-style="none" fo:font-weight="normal" officeooo:rsid="00325224" officeooo:paragraph-rsid="00325224" style:font-size-asian="5.25pt" style:font-style-asian="normal" style:font-weight-asian="normal" style:font-size-complex="6pt" style:font-style-complex="normal" style:font-weight-complex="normal"/>
    </style:style>
    <style:style style:name="P56" style:family="paragraph" style:parent-style-name="Standard">
      <style:text-properties fo:color="#333333" fo:font-size="6pt" fo:font-style="normal" style:text-underline-style="none" fo:font-weight="normal" officeooo:rsid="0038f7ae" officeooo:paragraph-rsid="0038f7ae" style:font-size-asian="5.25pt" style:font-style-asian="normal" style:font-weight-asian="normal" style:font-size-complex="6pt" style:font-style-complex="normal" style:font-weight-complex="normal"/>
    </style:style>
    <style:style style:name="P57" style:family="paragraph" style:parent-style-name="Standard">
      <style:text-properties fo:color="#333333" fo:font-size="6pt" fo:font-style="normal" style:text-underline-style="none" fo:font-weight="bold" officeooo:rsid="0038f7ae" officeooo:paragraph-rsid="0038f7ae" style:font-size-asian="5.25pt" style:font-style-asian="normal" style:font-weight-asian="bold" style:font-size-complex="6pt" style:font-style-complex="normal" style:font-weight-complex="bold"/>
    </style:style>
    <style:style style:name="P58" style:family="paragraph" style:parent-style-name="Standard">
      <style:text-properties fo:color="#1c1c1c" fo:font-size="6pt" fo:font-style="normal" style:text-underline-style="none" fo:font-weight="bold" officeooo:rsid="0038f7ae" officeooo:paragraph-rsid="0038f7ae" style:font-size-asian="5.25pt" style:font-style-asian="normal" style:font-weight-asian="bold" style:font-size-complex="6pt" style:font-style-complex="normal" style:font-weight-complex="bold"/>
    </style:style>
    <style:style style:name="P59" style:family="paragraph" style:parent-style-name="Standard">
      <style:text-properties fo:color="#1c1c1c" fo:font-size="6pt" fo:font-style="normal" style:text-underline-style="none" fo:font-weight="bold" officeooo:rsid="003a9c36" officeooo:paragraph-rsid="003a9c36" style:font-size-asian="5.25pt" style:font-style-asian="normal" style:font-weight-asian="bold" style:font-size-complex="6pt" style:font-style-complex="normal" style:font-weight-complex="bold"/>
    </style:style>
    <style:style style:name="P60" style:family="paragraph" style:parent-style-name="Standard">
      <style:text-properties fo:color="#1c1c1c" fo:font-size="6pt" fo:font-style="normal" style:text-underline-style="none" fo:font-weight="bold" officeooo:rsid="003ce505" officeooo:paragraph-rsid="0038f7ae" style:font-size-asian="5.25pt" style:font-style-asian="normal" style:font-weight-asian="bold" style:font-size-complex="6pt" style:font-style-complex="normal" style:font-weight-complex="bold"/>
    </style:style>
    <style:style style:name="P61" style:family="paragraph" style:parent-style-name="Standard">
      <style:text-properties fo:color="#1c1c1c" fo:font-size="6pt" fo:font-style="normal" style:text-underline-style="none" fo:font-weight="bold" officeooo:rsid="003ce505" officeooo:paragraph-rsid="003ce505" style:font-size-asian="5.25pt" style:font-style-asian="normal" style:font-weight-asian="bold" style:font-size-complex="6pt" style:font-style-complex="normal" style:font-weight-complex="bold"/>
    </style:style>
    <style:style style:name="P62" style:family="paragraph" style:parent-style-name="Standard">
      <style:text-properties fo:color="#1c1c1c" fo:font-size="6pt" fo:font-style="normal" style:text-underline-style="none" fo:font-weight="bold" officeooo:rsid="003ce5c0" officeooo:paragraph-rsid="003ce5c0" style:font-size-asian="5.25pt" style:font-style-asian="normal" style:font-weight-asian="bold" style:font-size-complex="6pt" style:font-style-complex="normal" style:font-weight-complex="bold"/>
    </style:style>
    <style:style style:name="P63" style:family="paragraph" style:parent-style-name="Standard">
      <style:text-properties fo:color="#1c1c1c" fo:font-size="6pt" fo:font-style="normal" style:text-underline-style="none" fo:font-weight="bold" officeooo:rsid="0045f3a3" officeooo:paragraph-rsid="0045f3a3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Standard">
      <style:text-properties fo:color="#1c1c1c" fo:font-size="6pt" fo:font-style="normal" style:text-underline-style="none" fo:font-weight="bold" officeooo:rsid="00461403" officeooo:paragraph-rsid="00461403" style:font-size-asian="5.25pt" style:font-style-asian="normal" style:font-weight-asian="bold" style:font-size-complex="6pt" style:font-style-complex="normal" style:font-weight-complex="bold"/>
    </style:style>
    <style:style style:name="P65" style:family="paragraph" style:parent-style-name="Standard">
      <style:text-properties fo:color="#1c1c1c" fo:font-size="6pt" fo:font-style="normal" style:text-underline-style="none" fo:font-weight="normal" officeooo:rsid="0038f7ae" officeooo:paragraph-rsid="0038f7ae" style:font-size-asian="5.25pt" style:font-style-asian="normal" style:font-weight-asian="normal" style:font-size-complex="6pt" style:font-style-complex="normal" style:font-weight-complex="normal"/>
    </style:style>
    <style:style style:name="P66" style:family="paragraph" style:parent-style-name="Standard">
      <style:text-properties fo:color="#1c1c1c" fo:font-size="6pt" fo:font-style="normal" style:text-underline-style="none" fo:font-weight="normal" officeooo:rsid="003a9c36" officeooo:paragraph-rsid="003a9c36" style:font-size-asian="5.25pt" style:font-style-asian="normal" style:font-weight-asian="normal" style:font-size-complex="6pt" style:font-style-complex="normal" style:font-weight-complex="normal"/>
    </style:style>
    <style:style style:name="P67" style:family="paragraph" style:parent-style-name="Standard">
      <style:text-properties fo:color="#1c1c1c" fo:font-size="6pt" fo:font-style="normal" style:text-underline-style="none" fo:font-weight="normal" officeooo:rsid="003b97b6" officeooo:paragraph-rsid="003b97b6" style:font-size-asian="5.25pt" style:font-style-asian="normal" style:font-weight-asian="normal" style:font-size-complex="6pt" style:font-style-complex="normal" style:font-weight-complex="normal"/>
    </style:style>
    <style:style style:name="P68" style:family="paragraph" style:parent-style-name="Standard">
      <style:text-properties fo:color="#1c1c1c" fo:font-size="6pt" fo:font-style="normal" style:text-underline-style="none" fo:font-weight="normal" officeooo:rsid="003ce505" officeooo:paragraph-rsid="003ce505" style:font-size-asian="5.25pt" style:font-style-asian="normal" style:font-weight-asian="normal" style:font-size-complex="6pt" style:font-style-complex="normal" style:font-weight-complex="normal"/>
    </style:style>
    <style:style style:name="P69" style:family="paragraph" style:parent-style-name="Standard">
      <style:text-properties fo:color="#1c1c1c" fo:font-size="6pt" fo:font-style="normal" style:text-underline-style="none" fo:font-weight="normal" officeooo:rsid="003ce5c0" officeooo:paragraph-rsid="003ce5c0" style:font-size-asian="5.25pt" style:font-style-asian="normal" style:font-weight-asian="normal" style:font-size-complex="6pt" style:font-style-complex="normal" style:font-weight-complex="normal"/>
    </style:style>
    <style:style style:name="P70" style:family="paragraph" style:parent-style-name="Standard">
      <style:text-properties fo:color="#1c1c1c" fo:font-size="6pt" fo:font-style="normal" style:text-underline-style="none" fo:font-weight="normal" officeooo:rsid="003de21f" officeooo:paragraph-rsid="003de21f" style:font-size-asian="5.25pt" style:font-style-asian="normal" style:font-weight-asian="normal" style:font-size-complex="6pt" style:font-style-complex="normal" style:font-weight-complex="normal"/>
    </style:style>
    <style:style style:name="P71" style:family="paragraph" style:parent-style-name="Standard">
      <style:text-properties fo:color="#1c1c1c" fo:font-size="6pt" fo:font-style="normal" style:text-underline-style="none" fo:font-weight="normal" officeooo:rsid="0040cf2a" officeooo:paragraph-rsid="0040cf2a" style:font-size-asian="5.25pt" style:font-style-asian="normal" style:font-weight-asian="normal" style:font-size-complex="6pt" style:font-style-complex="normal" style:font-weight-complex="normal"/>
    </style:style>
    <style:style style:name="P72" style:family="paragraph" style:parent-style-name="Standard">
      <style:text-properties fo:color="#1c1c1c" fo:font-size="6pt" fo:font-style="normal" style:text-underline-style="none" fo:font-weight="normal" officeooo:rsid="0042a20d" officeooo:paragraph-rsid="0042a20d" style:font-size-asian="5.25pt" style:font-style-asian="normal" style:font-weight-asian="normal" style:font-size-complex="6pt" style:font-style-complex="normal" style:font-weight-complex="normal"/>
    </style:style>
    <style:style style:name="P73" style:family="paragraph" style:parent-style-name="Standard">
      <style:text-properties fo:color="#1c1c1c" fo:font-size="6pt" fo:font-style="normal" style:text-underline-style="none" fo:font-weight="normal" officeooo:rsid="004401ad" officeooo:paragraph-rsid="004401ad" style:font-size-asian="5.25pt" style:font-style-asian="normal" style:font-weight-asian="normal" style:font-size-complex="6pt" style:font-style-complex="normal" style:font-weight-complex="normal"/>
    </style:style>
    <style:style style:name="P74" style:family="paragraph" style:parent-style-name="Standard">
      <style:text-properties fo:color="#1c1c1c" fo:font-size="6pt" fo:font-style="normal" style:text-underline-style="none" fo:font-weight="normal" officeooo:rsid="00461403" officeooo:paragraph-rsid="00461403" style:font-size-asian="5.25pt" style:font-style-asian="normal" style:font-weight-asian="normal" style:font-size-complex="6pt" style:font-style-complex="normal" style:font-weight-complex="normal"/>
    </style:style>
    <style:style style:name="P75" style:family="paragraph" style:parent-style-name="Standard">
      <style:text-properties fo:color="#808080" fo:font-size="6pt" fo:font-style="normal" style:text-underline-style="none" fo:font-weight="normal" officeooo:rsid="0038f7ae" officeooo:paragraph-rsid="0038f7ae" style:font-size-asian="5.25pt" style:font-style-asian="normal" style:font-weight-asian="normal" style:font-size-complex="6pt" style:font-style-complex="normal" style:font-weight-complex="normal"/>
    </style:style>
    <style:style style:name="P76" style:family="paragraph" style:parent-style-name="Standard">
      <style:text-properties fo:color="#808080" fo:font-size="6pt" fo:font-style="normal" style:text-underline-style="none" fo:font-weight="normal" officeooo:rsid="0042a20d" officeooo:paragraph-rsid="0042a20d" style:font-size-asian="5.25pt" style:font-style-asian="normal" style:font-weight-asian="normal" style:font-size-complex="6pt" style:font-style-complex="normal" style:font-weight-complex="normal"/>
    </style:style>
    <style:style style:name="P77" style:family="paragraph" style:parent-style-name="Standard">
      <style:text-properties fo:color="#ff4000" fo:font-size="6pt" fo:font-style="normal" style:text-underline-style="none" fo:font-weight="normal" officeooo:rsid="00325224" officeooo:paragraph-rsid="00325224" style:font-size-asian="5.25pt" style:font-style-asian="normal" style:font-weight-asian="normal" style:font-size-complex="6pt" style:font-style-complex="normal" style:font-weight-complex="normal"/>
    </style:style>
    <style:style style:name="P78" style:family="paragraph" style:parent-style-name="Standard">
      <style:text-properties fo:color="#333333" fo:font-size="6pt" fo:font-style="normal" style:text-underline-style="none" fo:font-weight="bold" officeooo:rsid="0045f3a3" officeooo:paragraph-rsid="0045f3a3" style:font-size-asian="5.25pt" style:font-style-asian="normal" style:font-weight-asian="bold" style:font-size-complex="6pt" style:font-style-complex="normal" style:font-weight-complex="bold"/>
    </style:style>
    <style:style style:name="P79" style:family="paragraph" style:parent-style-name="Standard">
      <style:text-properties fo:color="#333333" fo:font-size="6pt" fo:font-style="normal" style:text-underline-style="none" fo:font-weight="normal" officeooo:rsid="0045f3a3" officeooo:paragraph-rsid="0045f3a3" style:font-size-asian="5.25pt" style:font-style-asian="normal" style:font-weight-asian="normal" style:font-size-complex="6pt" style:font-style-complex="normal" style:font-weight-complex="normal"/>
    </style:style>
    <style:style style:name="P80" style:family="paragraph" style:parent-style-name="Standard">
      <style:text-properties fo:color="#333333" fo:font-size="6pt" fo:font-style="normal" style:text-underline-style="none" fo:font-weight="normal" officeooo:rsid="00461403" officeooo:paragraph-rsid="0045f3a3" style:font-size-asian="5.25pt" style:font-style-asian="normal" style:font-weight-asian="normal" style:font-size-complex="6pt" style:font-style-complex="normal" style:font-weight-complex="normal"/>
    </style:style>
    <style:style style:name="P81" style:family="paragraph" style:parent-style-name="Standard">
      <style:text-properties fo:color="#333333" fo:font-size="6pt" fo:font-style="normal" style:text-underline-style="none" fo:font-weight="normal" officeooo:rsid="00461403" officeooo:paragraph-rsid="00461403" style:font-size-asian="5.25pt" style:font-style-asian="normal" style:font-weight-asian="normal" style:font-size-complex="6pt" style:font-style-complex="normal" style:font-weight-complex="normal"/>
    </style:style>
    <style:style style:name="P82" style:family="paragraph">
      <style:paragraph-properties style:writing-mode="lr-tb"/>
    </style:style>
    <style:style style:name="P83" style:family="paragraph">
      <loext:graphic-properties draw:fill-color="#ff0000"/>
      <style:paragraph-properties style:writing-mode="lr-tb"/>
    </style:style>
    <style:style style:name="P84" style:family="paragraph">
      <style:paragraph-properties style:writing-mode="lr-tb"/>
      <style:text-properties fo:font-size="9pt" style:font-size-asian="9pt" style:font-size-complex="9pt"/>
    </style:style>
    <style:style style:name="P85" style:family="paragraph">
      <loext:graphic-properties draw:fill-color="#ffff00"/>
      <style:paragraph-properties style:writing-mode="lr-tb"/>
      <style:text-properties fo:font-size="9pt" style:font-size-asian="9pt" style:font-size-complex="9pt"/>
    </style:style>
    <style:style style:name="P86" style:family="paragraph">
      <style:paragraph-properties style:writing-mode="lr-tb"/>
      <style:text-properties fo:font-size="8pt" style:font-size-asian="8pt" style:font-size-complex="8pt"/>
    </style:style>
    <style:style style:name="T1" style:family="text">
      <style:text-properties officeooo:rsid="00157eb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57ebd" fo:background-color="#ff6d6d" loext:char-shading-value="0"/>
    </style:style>
    <style:style style:name="T4" style:family="text">
      <style:text-properties officeooo:rsid="0015ffea" fo:background-color="#ff6d6d" loext:char-shading-value="0"/>
    </style:style>
    <style:style style:name="T5" style:family="text">
      <style:text-properties officeooo:rsid="0015ffea"/>
    </style:style>
    <style:style style:name="T6" style:family="text">
      <style:text-properties fo:color="#ff4000"/>
    </style:style>
    <style:style style:name="T7" style:family="text">
      <style:text-properties fo:color="#ff4000" fo:font-size="7pt" fo:font-weight="bold" fo:background-color="#ffff00" loext:char-shading-value="0" style:font-size-asian="7pt" style:font-weight-asian="bold" style:font-size-complex="7pt" style:font-weight-complex="bold"/>
    </style:style>
    <style:style style:name="T8" style:family="text">
      <style:text-properties fo:color="#ff4000" officeooo:rsid="00325224"/>
    </style:style>
    <style:style style:name="T9" style:family="text">
      <style:text-properties fo:color="#ff4000" officeooo:rsid="00341d03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officeooo:rsid="00171f10"/>
    </style:style>
    <style:style style:name="T12" style:family="text">
      <style:text-properties style:use-window-font-color="true" officeooo:rsid="0017e9fa"/>
    </style:style>
    <style:style style:name="T13" style:family="text">
      <style:text-properties officeooo:rsid="0017e9fa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1c2f2" style:font-style-asian="normal" style:font-style-complex="normal"/>
    </style:style>
    <style:style style:name="T17" style:family="text">
      <style:text-properties officeooo:rsid="001e855c"/>
    </style:style>
    <style:style style:name="T18" style:family="text">
      <style:text-properties officeooo:rsid="001f1df9"/>
    </style:style>
    <style:style style:name="T19" style:family="text">
      <style:text-properties officeooo:rsid="002decbb"/>
    </style:style>
    <style:style style:name="T20" style:family="text">
      <style:text-properties fo:font-size="6pt" fo:font-style="normal" officeooo:rsid="0022355d" style:font-size-asian="5.25pt" style:font-style-asian="normal" style:font-size-complex="6pt" style:font-style-complex="normal"/>
    </style:style>
    <style:style style:name="T21" style:family="text">
      <style:text-properties fo:font-size="6pt" fo:font-style="normal" officeooo:rsid="00309586" style:font-size-asian="5.25pt" style:font-style-asian="normal" style:font-size-complex="6pt" style:font-style-complex="normal"/>
    </style:style>
    <style:style style:name="T22" style:family="text">
      <style:text-properties officeooo:rsid="003192dd"/>
    </style:style>
    <style:style style:name="T23" style:family="text">
      <style:text-properties style:text-underline-style="solid" style:text-underline-width="auto" style:text-underline-color="font-color" officeooo:rsid="003192d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c9211e" fo:font-weight="bold" style:font-weight-asian="bold" style:font-weight-complex="bold"/>
    </style:style>
    <style:style style:name="T26" style:family="text">
      <style:text-properties fo:color="#c9211e" fo:font-weight="bold" officeooo:rsid="003192dd" style:font-weight-asian="bold" style:font-weight-complex="bold"/>
    </style:style>
    <style:style style:name="T27" style:family="text">
      <style:text-properties officeooo:rsid="0031d82b"/>
    </style:style>
    <style:style style:name="T28" style:family="text">
      <style:text-properties fo:color="#ff0000"/>
    </style:style>
    <style:style style:name="T29" style:family="text">
      <style:text-properties fo:color="#ff0000" officeooo:rsid="00325224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officeooo:rsid="00325224"/>
    </style:style>
    <style:style style:name="T32" style:family="text">
      <style:text-properties officeooo:rsid="00341d03"/>
    </style:style>
    <style:style style:name="T33" style:family="text">
      <style:text-properties officeooo:rsid="00371785"/>
    </style:style>
    <style:style style:name="T34" style:family="text">
      <style:text-properties officeooo:rsid="0038f7ae"/>
    </style:style>
    <style:style style:name="T35" style:family="text">
      <style:text-properties fo:color="#808080"/>
    </style:style>
    <style:style style:name="T36" style:family="text">
      <style:text-properties officeooo:rsid="003a9c36"/>
    </style:style>
    <style:style style:name="T37" style:family="text">
      <style:text-properties officeooo:rsid="003b97b6"/>
    </style:style>
    <style:style style:name="T38" style:family="text">
      <style:text-properties fo:color="#1c1c1c" fo:font-weight="bold" style:font-weight-asian="bold" style:font-weight-complex="bold"/>
    </style:style>
    <style:style style:name="T39" style:family="text">
      <style:text-properties fo:color="#1c1c1c" fo:font-weight="bold" officeooo:rsid="003ce505" style:font-weight-asian="bold" style:font-weight-complex="bold"/>
    </style:style>
    <style:style style:name="T40" style:family="text">
      <style:text-properties officeooo:rsid="003ce5c0"/>
    </style:style>
    <style:style style:name="T41" style:family="text">
      <style:text-properties officeooo:rsid="003de21f"/>
    </style:style>
    <style:style style:name="T42" style:family="text">
      <style:text-properties officeooo:rsid="0040cf2a"/>
    </style:style>
    <style:style style:name="T43" style:family="text">
      <style:text-properties officeooo:rsid="004317a5"/>
    </style:style>
    <style:style style:name="T44" style:family="text">
      <style:text-properties officeooo:rsid="004401ad"/>
    </style:style>
    <style:style style:name="T45" style:family="text">
      <style:text-properties fo:color="#333333"/>
    </style:style>
    <style:style style:name="T46" style:family="text">
      <style:text-properties fo:color="#333333" fo:font-weight="normal" style:font-weight-asian="normal" style:font-weight-complex="normal"/>
    </style:style>
    <style:style style:name="T47" style:family="text">
      <style:text-properties fo:color="#333333" fo:font-weight="normal" officeooo:rsid="00461403" style:font-weight-asian="normal" style:font-weight-complex="normal"/>
    </style:style>
    <style:style style:name="T48" style:family="text">
      <style:text-properties fo:font-size="11pt" style:font-size-asian="11pt" style:font-size-complex="11pt"/>
    </style:style>
    <style:style style:name="T49" style:family="text">
      <style:text-properties fo:font-size="9pt" style:font-size-asian="9pt" style:font-size-complex="9pt"/>
    </style:style>
    <style:style style:name="T50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51" style:family="text">
      <style:text-properties fo:font-size="8pt" style:font-size-asian="8pt" style:font-size-complex="8pt"/>
    </style:style>
    <style:style style:name="gr1" style:family="graphic">
      <style:graphic-properties draw:fill-color="#ff0000" draw:textarea-horizontal-align="justify" draw:textarea-vertical-align="middle" draw:auto-grow-height="false" fo:min-height="0.868cm" fo:min-width="5.6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00" draw:textarea-horizontal-align="justify" draw:textarea-vertical-align="middle" draw:auto-grow-height="false" fo:min-height="1.173cm" fo:min-width="7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34cm" fo:min-width="5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134cm" fo:min-width="4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custom-shape text:anchor-type="paragraph" draw:z-index="0" draw:name="Forme1" draw:style-name="gr4" draw:text-style-name="P86" svg:width="4.224cm" svg:height="1.135cm" svg:x="1.326cm" svg:y="0.032cm"><text:p text:style-name="P86"><text:span text:style-name="T51">INTRODUCTION A LA GESTION</text:span></text:p><text:p text:style-name="P86"><text:span text:style-name="T51"><text:s text:c="4"/></text:span><text:span text:style-name="T51">DES RESSOURCES HUMAINES</text:span></text:p><draw:enhanced-geometry svg:viewBox="0 0 21600 21600" draw:type="rectangle" draw:enhanced-path="M 0 0 L 21600 0 21600 21600 0 21600 0 0 Z N"/></draw:custom-shape>Chapitre I :</text:p>
      <text:p text:style-name="P2"/>
      <text:p text:style-name="P2"/>
      <text:p text:style-name="P2"/>
      <text:p text:style-name="P2"/>
      <text:p text:style-name="P2"/>
      <text:p text:style-name="P2"><text:s text:c="30"/></text:p>
      <text:p text:style-name="P4">I.Connaissance de la fonction</text:p>
      <text:p text:style-name="P2"/>
      <text:p text:style-name="P5">I.1 Définition <text:s/></text:p>
      <text:p text:style-name="P2"/>
      <text:p text:style-name="P2">La gestion des ressource humaine est l’ensemble des politiques, des opérations</text:p>
      <text:p text:style-name="P2">effectués dans une entreprise dans le but de constitué , de maintenir, développer un </text:p>
      <text:p text:style-name="P2">potentiel humain capable de produit s’enrichir et de s’adapter au <text:s/>chargement auquel </text:p>
      <text:p text:style-name="P2">l’entreprise est soumise.</text:p>
      <text:p text:style-name="P2"/>
      <text:p text:style-name="P23">I.2 HISTORIQUE</text:p>
      <text:p text:style-name="P2"/>
      <text:p text:style-name="P2">De tout temps l ‘homme ses toujours intéresser a sa vie en groupe mais l’organisation</text:p>
      <text:p text:style-name="P2">systématique de la «fonction personnelle» date du tournant <text:s/><text:span text:style-name="T1">XX siècle avec </text:span><text:span text:style-name="T4">Fayole </text:span><text:span text:style-name="T1">et </text:span><text:span text:style-name="T3">Taylor</text:span><text:span text:style-name="T1"> en 1901.</text:span></text:p>
      <text:p text:style-name="P6">En cote d’ivoire cette prise de conscient est tardive (1990) dans la mesure ou le terme chef du personnel</text:p>
      <text:p text:style-name="P6">désigne celui qui paie et celui qui donne la permission.</text:p>
      <text:p text:style-name="P6"/>
      <text:p text:style-name="P6">II. <text:span text:style-name="T2">Objectif et évolution de la fonction RH</text:span></text:p>
      <text:p text:style-name="P6"/>
      <text:p text:style-name="P6">II.1 <text:s/>les objectifs ou mission</text:p>
      <text:p text:style-name="P6"/>
      <text:p text:style-name="P6">La direction des ressources humaines a plusieurs objectifs se sont :</text:p>
      <text:p text:style-name="P6"/>
      <text:p text:style-name="P6">-<text:span text:style-name="T5">Attirer la main d’œuvre qualifiée.</text:span></text:p>
      <text:p text:style-name="P6">-<text:span text:style-name="T5">Conserver ou fidéliser la main d’œuvre </text:span></text:p>
      <text:p text:style-name="P6">-<text:span text:style-name="T5">Développer les compétences </text:span></text:p>
      <text:p text:style-name="P6">-<text:span text:style-name="T5">Motiver satisfaire les personnels</text:span></text:p>
      <text:p text:style-name="P6"/>
      <text:p text:style-name="P24">II.2 <text:s/>-L’évolution de la fonction RH</text:p>
      <text:p text:style-name="P24"/>
      <text:p text:style-name="P34">Au début de la révolution industrielle une grande et tout les problèmes étaient </text:p>
      <text:p text:style-name="P34">d’ordre technique. La motivation du travailler était envisager sur un angle purement</text:p>
      <text:p text:style-name="P34">monétaire , il n’y a aucun engagement psychologie de l’entreprise vis-avis du travailleur ni</text:p>
      <text:p text:style-name="P32"><text:span text:style-name="T10">du travailleur vis-avis de l’entrepris</text:span><text:span text:style-name="T11">e.</text:span></text:p>
      <text:p text:style-name="P35"/>
      <text:p text:style-name="P36">II-3 La gestion des RH <text:s/>path("article/&lt;int:id_article&gt;", views.view_article, name="article"),</text:p>
      <text:p text:style-name="P36"/>
      <text:p text:style-name="P33"><text:span text:style-name="T10">L’homme est considéré dans un contexte psychologie <text:s/>c’est a dire il n’</text:span><text:span text:style-name="T12">e</text:span><text:span text:style-name="T10">change pas seulement <text:s/>son </text:span></text:p>
      <text:p text:style-name="P33"><text:span text:style-name="T10">travaille contre un salaire mais qui réagir en fonction de ces sentiments ou </text:span><text:span text:style-name="T12">é</text:span><text:span text:style-name="T10">motions.</text:span></text:p>
      <text:p text:style-name="P36">La fonction personnel change a l’ordre de rôle puisque ces taches ne conserne plus des travaux</text:p>
      <text:p text:style-name="P36">mais vise a déterminer la gestion des carrières et des salaires</text:p>
      <text:p text:style-name="P7"/>
      <text:p text:style-name="P3"/>
      <text:p text:style-name="P8">II.<text:span text:style-name="T13">4 Le développement social</text:span></text:p>
      <text:p text:style-name="P8"/>
      <text:p text:style-name="P8">Petit <text:span text:style-name="T13">à</text:span> petit <text:span text:style-name="T13">on</text:span> ses rendus contre que la fon<text:span text:style-name="T13">c</text:span>tion personnel ne pouvais jouer son rôle efficacement que si </text:p>
      <text:p text:style-name="P8">elle devenait partir prenante dans le<text:span text:style-name="T13">s</text:span> d<text:span text:style-name="T13">é</text:span>cisions.</text:p>
      <text:p text:style-name="P8">Par ailleurs <text:span text:style-name="T13">l’</text:span>évolution politique et sociale oblige de pl<text:span text:style-name="T13">u</text:span>s en plus l’entreprise à rendre des comptes</text:p>
      <text:p text:style-name="P8">non seulement aux travailleurs mais a la collectivité ces pour cel<text:span text:style-name="T13">a </text:span><text:s/><text:span text:style-name="T13">qu’a </text:span>été instaur<text:span text:style-name="T13">é le bilan social.</text:span></text:p>
      <text:p text:style-name="P2"/>
      <text:p text:style-name="P2"/>
      <text:p text:style-name="P9"/>
      <text:p text:style-name="P9"><draw:custom-shape text:anchor-type="paragraph" draw:z-index="1" draw:name="Forme2" draw:style-name="gr3" draw:text-style-name="P82" svg:width="5.832cm" svg:height="1.135cm" svg:x="1.898cm" svg:y="0.22cm"><text:p text:style-name="P82"><text:span text:style-name="T49">LA GESTION </text:span><text:span text:style-name="T50">administrative</text:span></text:p><text:p text:style-name="P82"><text:s text:c="5"/><text:span text:style-name="T49">DU PERSONNEL</text:span></text:p><draw:enhanced-geometry svg:viewBox="0 0 21600 21600" draw:type="rectangle" draw:enhanced-path="M 0 0 L 21600 0 21600 21600 0 21600 0 0 Z N"/></draw:custom-shape></text:p>
      <text:p text:style-name="P9"><text:span text:style-name="T7">CHAPITRE II</text:span><text:span text:style-name="T14"> </text:span>:</text:p>
      <text:p text:style-name="P9"/>
      <text:p text:style-name="P9"/>
      <text:p text:style-name="P9"/>
      <text:p text:style-name="P9"/>
      <text:p text:style-name="P9"/>
      <text:p text:style-name="P9"/>
      <text:p text:style-name="P10"><text:s text:c="30"/>I. <text:s/>La classification des postes</text:p>
      <text:p text:style-name="P10"/>
      <text:p text:style-name="P10">I.1 . Generalité sur le poste</text:p>
      <text:p text:style-name="P10"/>
      <text:p text:style-name="P11">-Définition de la notion de poste</text:p>
      <text:p text:style-name="P11"/>
      <text:p text:style-name="P11">Un poste regroupe a priori un ensemble d’activité homogène localiser dans un ensemble</text:p>
      <text:p text:style-name="P11">dans espace géographique précis.</text:p>
      <text:p text:style-name="P11">On sait ou se trouve un poste de travail</text:p>
      <text:p text:style-name="P11"/>
      <text:p text:style-name="P11">-Dénomination du poste : c’est l’appellation de l’intitule du poste pour le distinguer avec précision</text:p>
      <text:p text:style-name="P11">exemple : DRH, DAF</text:p>
      <text:p text:style-name="P11"/>
      <text:p text:style-name="P11">-Profile de poste</text:p>
      <text:p text:style-name="P11"/>
      <text:p text:style-name="P11">Il synthétise la définition du poste tout tant <text:span text:style-name="T17">precisant les qua</text:span></text:p>
      <text:p text:style-name="P11">et les altitude requise pour postuler a un poste </text:p>
      <text:p text:style-name="P11"/>
      <text:p text:style-name="P11">-La fiche de post<text:span text:style-name="T17">e</text:span></text:p>
      <text:p text:style-name="P11"/>
      <text:p text:style-name="P12">C’est une fiche sur laquelle est porté l’ensemble des éléments <text:s/>decrivant sur le poste de travail(intitulé, mission ,</text:p>
      <text:p text:style-name="P12"><text:s/>lien de subordination , activité,moyens utiliser).</text:p>
      <text:p text:style-name="P12"/>
      <text:p text:style-name="P12">-<text:span text:style-name="T18">Métier</text:span></text:p>
      <text:p text:style-name="P12"/>
      <text:p text:style-name="P13">C’est l’ensemble des emploies donc les règles ,les pratiques et la technicité sont très proches des une et des autre sur les</text:p>
      <text:p text:style-name="P13">principes de base. Le métier renvoie a une habilité et une perspective spécifique.</text:p>
      <text:p text:style-name="P11"/>
      <text:p text:style-name="P13">II. Gestion des effectifs et des absencesII. Gestion des effectifs et des absences</text:p>
      <text:p text:style-name="P13"/>
      <text:p text:style-name="P13">II.1. Les effectifs</text:p>
      <text:p text:style-name="P13"/>
      <text:p text:style-name="P14">C’est le nombres de personnel une entreprise utilise pour accomplie sa mission pour mener ces activités.</text:p>
      <text:p text:style-name="P14">Il se compose des salariés lié a l’employeur pas un contrat de travaille quelle en soit la forme, la durée,</text:p>
      <text:p text:style-name="P14">le caractère permanent ou non permanent.</text:p>
      <text:p text:style-name="P14">La gestion des effectif vise plusieurs objectifs a savoir :</text:p>
      <text:p text:style-name="P14"><text:soft-page-break/></text:p>
      <text:p text:style-name="P14">-Maîtriser les recrutements, les départs et les mouvements interne</text:p>
      <text:p text:style-name="P14">-Maîtriser les frais du personnelle entre autre équilibre des effectif / activité.</text:p>
      <text:p text:style-name="P14">-Maîtriser l’effectif nécessaire au bon fonction de équilibre</text:p>
      <text:p text:style-name="P13"/>
      <text:p text:style-name="P13"/>
      <text:p text:style-name="P16">II.1.2 <text:s/>Les différents types d’effectifs</text:p>
      <text:p text:style-name="P16"/>
      <text:p text:style-name="P16">II.1.2.1 <text:s/>Effectif habituel ou théorique ou initial ou départ</text:p>
      <text:p text:style-name="P16"/>
      <text:p text:style-name="P15"><text:span text:style-name="T15">Il se compose de tous les salari</text:span><text:span text:style-name="T16">é</text:span><text:span text:style-name="T15">s quelle soit la nature du contrat il comprend </text:span></text:p>
      <text:p text:style-name="P17">les salariés a temps partielles ceux a domicile, les travailleurs sous CDI, les intermédiaires</text:p>
      <text:p text:style-name="P17">et se mis a la disposition d’une entreprise par une autre.</text:p>
      <text:p text:style-name="P17"/>
      <text:p text:style-name="P37">II.1.2.2 <text:s/>Effectif Inscrit</text:p>
      <text:p text:style-name="P17"/>
      <text:p text:style-name="P18">Elle regroupe quelle soit la nature du contrat tous les salariés inscrit au registre du personnelle.</text:p>
      <text:p text:style-name="P39"><text:span text:style-name="T20">Se registre unique obligatoire mentionne les entrées </text:span><text:span text:style-name="T21">et </text:span><text:span text:style-name="T20">les sorties du personnelle, engagement, licenciement</text:span></text:p>
      <text:p text:style-name="P18">démixtion et expiration du CDD(Contrat a Durée Déterminer). Il contient pour chaque individus le nom </text:p>
      <text:p text:style-name="P18">la date de naissance, la nationalité, l’emploie, <text:span text:style-name="T19">l</text:span>a qualification, la nature du contrat.</text:p>
      <text:p text:style-name="P19">Cet effectif se divise en effectif inscrit instantané et en effectif inscrit moyen. L’effectif inscrit</text:p>
      <text:p text:style-name="P19">instantané constitue l’effectif en instant donnée. Quand a l’effectif inscrit moyen il saisir l ‘effectifs</text:p>
      <text:p text:style-name="P19">sur une certaine période donnée.</text:p>
      <text:p text:style-name="P20"/>
      <text:p text:style-name="P20"><text:s text:c="26"/><text:span text:style-name="T22">Formule</text:span></text:p>
      <text:p text:style-name="P20"><text:s text:c="26"/><text:span text:style-name="T23">Effectif Inscrit</text:span></text:p>
      <text:p text:style-name="P21"><text:s text:c="21"/><text:span text:style-name="T26">EI : effectif – sortie définitive + Entrée</text:span></text:p>
      <text:p text:style-name="P21"/>
      <text:p text:style-name="P22"><text:span text:style-name="T26">I</text:span><text:span text:style-name="T25">I) Effectif permanent</text:span></text:p>
      <text:p text:style-name="P38"/>
      <text:p text:style-name="P40">Appartient a cet effectif tous les salariés a cet entreprise titulaires d’un CDI.</text:p>
      <text:p text:style-name="P40">Être inscrit au registre toute l’année.</text:p>
      <text:p text:style-name="P41"><text:s text:c="23"/>Formule</text:p>
      <text:p text:style-name="P40"><text:s text:c="19"/>Effectif permanent</text:p>
      <text:p text:style-name="P26">effectif théorique – départ définitifs – contrat a durée déterminé – contrat à temps partie</text:p>
      <text:p text:style-name="P26"/>
      <text:p text:style-name="P26">II-2-4 <text:s/>Effectif fiscal </text:p>
      <text:p text:style-name="P26"/>
      <text:p text:style-name="P42">Il comprend tous les salariés qui on figurer a l’effectif et qui perçus une <text:span text:style-name="T27">rémunération</text:span> de l’entreprise</text:p>
      <text:p text:style-name="P42">au titre de l’exercice. Ne font donc partie de cette effectifs tout titulaires d’un contrat qui du faite de ça </text:p>
      <text:p text:style-name="P42"><text:span text:style-name="T27">suspension</text:span> <text:s/>n a par<text:span text:style-name="T27">s </text:span>réussite <text:span text:style-name="T27">rémunération</text:span></text:p>
      <text:p text:style-name="P42">Il comprend donc toute les titulaires d’un CDI, des vacataires, saisonnier<text:span text:style-name="T27">s qui perçu une rémunération pendant toute</text:span></text:p>
      <text:p text:style-name="P43">l’année.</text:p>
      <text:p text:style-name="P43"/>
      <text:p text:style-name="P43"><text:s text:c="43"/><text:span text:style-name="T28">Formule</text:span></text:p>
      <text:p text:style-name="P51"><text:s text:c="16"/>effectif théorique + entrée en cour de l’année</text:p>
      <text:p text:style-name="P43"/>
      <text:p text:style-name="P44"><text:span text:style-name="T28">II-</text:span><text:span text:style-name="T29">2-5 Effectif de travail</text:span></text:p>
      <text:p text:style-name="P54">Il c<text:span text:style-name="T31">oncerne</text:span> toute personnelle lié a l’entreprise par un contrat <text:s/>de travaille par une période de travaille.</text:p>
      <text:p text:style-name="P54">C’est-à-dire qu’il est sur ce lieu de travaille, il co<text:span text:style-name="T32">m</text:span>pris ce qui sont en mission de travaille pour le compte</text:p>
      <text:p text:style-name="P54">de l’entreprise. Sont exclu tout les salariés absences pour divers motif et qui ne travaille pas</text:p>
      <text:p text:style-name="P53"/>
      <text:p text:style-name="P43"><text:s text:c="39"/><text:span text:style-name="T8">Formule</text:span></text:p>
      <text:p text:style-name="P45"><text:s text:c="21"/><text:span text:style-name="T6">Effectif inscrit – congés ou absents</text:span></text:p>
      <text:p text:style-name="P27"/>
      <text:p text:style-name="P29">II-2-6 Effectif présent</text:p>
      <text:p text:style-name="P29"/>
      <text:p text:style-name="P55">Ces l’effectif au travaille donc l’ensemble des personnel donc la situation <text:s/>est assimiler a une p<text:span text:style-name="T32">ériode</text:span> de travail</text:p>
      <text:p text:style-name="P55">c’est le cas des séries en congé paye, de ceux ayant un contrat des travaux suspendu par suite d’un accident</text:p>
      <text:p text:style-name="P55">de travail, ce ceux qui en congés de for<text:span text:style-name="T32">m</text:span>ation professionnel, syndical,économique, social ou encore ils sont en congé pour </text:p>
      <text:p text:style-name="P55"><text:span text:style-name="T32">evenement</text:span> familiaux ou même en mission ou qui des taches en dehors de l’entreprise. Ne font parti de effectif</text:p>
      <text:p text:style-name="P27"/>
      <text:p text:style-name="P45"><text:span text:style-name="T6"><text:s text:c="42"/></text:span><text:span text:style-name="T9">Formule</text:span></text:p>
      <text:p text:style-name="P27"><text:s text:c="13"/>effectif au travail + personne dans la situation est assimilée à une période de travail</text:p>
      <text:p text:style-name="P27"/>
      <text:p text:style-name="P27"/>
      <text:p text:style-name="P50">II-<text:span text:style-name="T34">1-</text:span>2-7 Effectif Paye</text:p>
      <text:p text:style-name="P46"/>
      <text:p text:style-name="P46">Ces l’effectif présent plus l’ensemble des personnes dons la rémunérations est maintenue.</text:p>
      <text:p text:style-name="P47">Ces le cas des absences <text:s/>maladie <text:span text:style-name="T33">remuneration</text:span>. Sont exclu de cet effectifs les personne dont le contrat de travail</text:p>
      <text:p text:style-name="P47">est suspendu qui ne perçoivent pas de rémunération, ceux qui sont en congés maladies on remémoration ne sont ni dans l’effectif</text:p>
      <text:p text:style-name="P47">du travail ni non dans l’effectif payé</text:p>
      <text:p text:style-name="P47"/>
      <text:p text:style-name="P47"><text:s text:c="21"/><text:span text:style-name="T6"><text:s/>Formule</text:span></text:p>
      <text:p text:style-name="P47"><text:s text:c="4"/><text:span text:style-name="T6"><text:s text:c="3"/>effectif présent + personne dont la rémunération est maintenue</text:span></text:p>
      <text:p text:style-name="P28"/>
      <text:p text:style-name="P28"/>
      <text:p text:style-name="P57">II-2 : La notion d’absence</text:p>
      <text:p text:style-name="P75"/>
      <text:p text:style-name="P56">L’absence ces le fait de n’est pas être présente de manquer sont entreprise, son organisation, sont poste de travail</text:p>
      <text:p text:style-name="P56">etc…</text:p>
      <text:p text:style-name="P75"/>
      <text:p text:style-name="P30">II-2-1 Les causes d’absences</text:p>
      <text:p text:style-name="P58"/>
      <text:p text:style-name="P58">-Insuffisante de travail</text:p>
      <text:p text:style-name="P58">-Surcroît de travail </text:p>
      <text:p text:style-name="P58">-Le climat de mal saint</text:p>
      <text:p text:style-name="P58">-Mauvaise organisation du travail</text:p>
      <text:p text:style-name="P58"/>
      <text:p text:style-name="P30">II-2-2 . Les types d’absence</text:p>
      <text:p text:style-name="P65"/>
      <text:p text:style-name="P58">-Les congés maladies</text:p>
      <text:p text:style-name="P58">-accident de travail</text:p>
      <text:p text:style-name="P58">-congé de maternité</text:p>
      <text:p text:style-name="P58">-congé pour formation</text:p>
      <text:p text:style-name="P58">-<text:span text:style-name="T36">Absent autorisé et non autorisé</text:span></text:p>
      <text:p text:style-name="P58">-<text:span text:style-name="T36">Formation militaire</text:span></text:p>
      <text:p text:style-name="P58">-<text:span text:style-name="T36">Détention provisoire</text:span></text:p>
      <text:p text:style-name="P58"/>
      <text:p text:style-name="P58"/>
      <text:p text:style-name="P58"/>
      <text:p text:style-name="P58"/>
      <text:p text:style-name="P59"><text:soft-page-break/>II-2-3. Mécanisme de contrôle des Absences</text:p>
      <text:p text:style-name="P59">II-2-3-1. La demande d’autorisation d’absence</text:p>
      <text:p text:style-name="P66"><text:s text:c="15"/></text:p>
      <text:p text:style-name="P66"><text:s text:c="4"/><text:span text:style-name="T37">Lorsque un salariés manifeste le besoin de s’absente il doit le faire savoir par ecrite par son l’employeur</text:span></text:p>
      <text:p text:style-name="P67">L’employeur avec l’analyse de celui accorderas ou non la permission au demandeur</text:p>
      <text:p text:style-name="P67">pou être accepter il faudra quel motif de la demande aux employer</text:p>
      <text:p text:style-name="P67"/>
      <text:p text:style-name="P67">II- Présentation d’une demande d’autorisation d’absence</text:p>
      <text:p text:style-name="P67"/>
      <text:p text:style-name="P67">C’est document réaliser par l’employeur qui autorisé a l’employer absenté de sont poste de travail pour un problème</text:p>
      <text:p text:style-name="P67">le concernant et qui bénéfice de sa remémoration.</text:p>
      <text:p text:style-name="P67">Cette autorisation est la réponse a une demande permission ou d’absence formulé préalablement a son employeur ou </text:p>
      <text:p text:style-name="P67">supérieure hiérarchique</text:p>
      <text:p text:style-name="P59"/>
      <text:p text:style-name="P65"/>
      <text:p text:style-name="P58"/>
      <text:p text:style-name="P75"/>
      <text:p text:style-name="P75"><draw:custom-shape text:anchor-type="paragraph" draw:z-index="2" draw:name="Forme3" draw:style-name="gr2" draw:text-style-name="P85" svg:width="7.136cm" svg:height="1.174cm" svg:x="2.18cm" svg:y="0.093cm"><text:p text:style-name="P84"><text:span text:style-name="T49">LA GESTION PREVISIONNNELLE DES </text:span><text:span text:style-name="T49">EMPLOIS</text:span></text:p><text:p text:style-name="P84"><text:span text:style-name="T49"><text:s text:c="3"/></text:span><text:span text:style-name="T49">ET DES COMPETENCES(GPEC OU </text:span><text:span text:style-name="T49">GPRE)</text:span></text:p><draw:enhanced-geometry svg:viewBox="0 0 21600 21600" draw:type="rectangle" draw:enhanced-path="M 0 0 L 21600 0 21600 21600 0 21600 0 0 Z N"/></draw:custom-shape></text:p>
      <text:p text:style-name="P48"><text:span text:style-name="T35"><text:s/></text:span><text:span text:style-name="T39">CHAPITRE III :</text:span></text:p>
      <text:p text:style-name="P60"/>
      <text:p text:style-name="P60"/>
      <text:p text:style-name="P60"/>
      <text:p text:style-name="P60"/>
      <text:p text:style-name="P60"/>
      <text:p text:style-name="P49"><text:span text:style-name="T38"><text:s text:c="57"/></text:span><text:span text:style-name="T30"><text:s/>I – La notion de la GPEC</text:span></text:p>
      <text:p text:style-name="P52"/>
      <text:p text:style-name="P68">La GPEC consiste a projeter les besoin et les ressources personnelle d’une entreprise a moyen et long terme</text:p>
      <text:p text:style-name="P68">a identifier les conséquences <text:s/>ainsi que les actions amener afin de faire face a toute éventualité .</text:p>
      <text:p text:style-name="P68">Elle demeure un outil anticipation sur l’avenir.</text:p>
      <text:p text:style-name="P68"/>
      <text:p text:style-name="P68"><text:s text:c="44"/><text:span text:style-name="T24"><text:s/>II -Objectif de la GPEC</text:span></text:p>
      <text:p text:style-name="P61"/>
      <text:p text:style-name="P68">La GPEC a pour objectifs</text:p>
      <text:p text:style-name="P68">- Contrôler l’effectif global</text:p>
      <text:p text:style-name="P68">- Anticiper sur l’avenir pas des décision approprié</text:p>
      <text:p text:style-name="P68">- De connaître la structure et d’effectifs</text:p>
      <text:p text:style-name="P68">-<text:span text:style-name="T40">Etudier la </text:span><text:span text:style-name="T41">coherance</text:span><text:span text:style-name="T40"> entre les différents politique de recrutements, évaluations, de formation,</text:span></text:p>
      <text:p text:style-name="P69">ou remémoration et de récompense.</text:p>
      <text:p text:style-name="P69">La GPEC est donc un outils que tous entreprises modèle doit utiliser pour mieux gérer sont personnelle afin de réduit</text:p>
      <text:p text:style-name="P69">les incertitudes lier a la venir.</text:p>
      <text:p text:style-name="P69"/>
      <text:p text:style-name="P69"><text:s text:c="13"/>III</text:p>
      <text:p text:style-name="P69">Plusieurs étapes son nécessaire la mise en œuvre de la GPEC</text:p>
      <text:p text:style-name="P69"/>
      <text:p text:style-name="P69"><text:s text:c="16"/><text:span text:style-name="T24"><text:s/>III-1.La définition de l’objet</text:span></text:p>
      <text:p text:style-name="P69"/>
      <text:p text:style-name="P69">En fonction des objectifs visé la GPEC peux porté sur :</text:p>
      <text:p text:style-name="P69">-L’ensemble du personnelle</text:p>
      <text:p text:style-name="P69">-Une catégorie de personnelle(Le personnel de la comptabilité)</text:p>
      <text:p text:style-name="P69">-Le temps de prévision est généralement :</text:p>
      <text:p text:style-name="P69"><text:s/>moyen terme 1 a 3 ans</text:p>
      <text:p text:style-name="P69">Long terme 4 ans et plus</text:p>
      <text:p text:style-name="P69"/>
      <text:p text:style-name="P69"><text:s text:c="10"/><text:span text:style-name="T24">III-3. La description de l’existant</text:span></text:p>
      <text:p text:style-name="P62"/>
      <text:p text:style-name="P69">Elle consiste a faire a un moment donné <text:s/>l’état des postes et des effectifs selon certains critère :</text:p>
      <text:p text:style-name="P69">-Les catégories(cadre,agent de maîtrise,technicien ,employé, ouvrier, ou manœuvre)</text:p>
      <text:p text:style-name="P69">-Sexe,<text:span text:style-name="T41">ancienneté, age…</text:span></text:p>
      <text:p text:style-name="P69"/>
      <text:p text:style-name="P69"><text:s text:c="3"/><text:span text:style-name="T41">III-4. </text:span><text:span text:style-name="T42">Les outils de projections</text:span></text:p>
      <text:p text:style-name="P70">Elle porte sur les besoin des effectifs les coûts etc</text:p>
      <text:p text:style-name="P69"/>
      <text:p text:style-name="P69"/>
      <text:p text:style-name="P69"/>
      <text:p text:style-name="P69"/>
      <text:p text:style-name="P69"/>
      <text:p text:style-name="P71"/>
      <text:p text:style-name="P72">La <text:span text:style-name="T43">loi</text:span> de la survie</text:p>
      <text:p text:style-name="P72"/>
      <text:p text:style-name="P72">Dans cette phase on utilise la loi de survie pour déterminé les départs probable</text:p>
      <text:p text:style-name="P72">-<text:span text:style-name="T43">Table de mortalité</text:span></text:p>
      <text:p text:style-name="P72">-<text:span text:style-name="T43">Les départ la retraite(age moyen de la retraite)</text:span></text:p>
      <text:p text:style-name="P72">-<text:span text:style-name="T43">Des licenciements(la moyenne des taux antérieure)</text:span></text:p>
      <text:p text:style-name="P72">-<text:span text:style-name="T43">Les démissions</text:span></text:p>
      <text:p text:style-name="P72">-<text:span text:style-name="T44">Les départs antérieur </text:span></text:p>
      <text:p text:style-name="P72">-<text:span text:style-name="T44">Pre-vision des promotions et mutation(dans cette phase il s’agit déterminer des taux probable</text:span></text:p>
      <text:p text:style-name="P73">de promotion et des mutation.</text:p>
      <text:p text:style-name="P73"/>
      <text:p text:style-name="P73"/>
      <text:p text:style-name="P76"/>
      <text:p text:style-name="P63"><draw:custom-shape text:anchor-type="paragraph" draw:z-index="3" draw:name="Forme4" draw:style-name="gr1" draw:text-style-name="P83" svg:width="5.642cm" svg:height="0.869cm" svg:x="1.686cm" svg:y="0.079cm"><text:p text:style-name="P82"><text:s text:c="4"/><text:span text:style-name="T48">LE RECRUTEMENT</text:span></text:p><draw:enhanced-geometry svg:viewBox="0 0 21600 21600" draw:type="rectangle" draw:enhanced-path="M 0 0 L 21600 0 21600 21600 0 21600 0 0 Z N"/></draw:custom-shape></text:p>
      <text:p text:style-name="P63"/>
      <text:p text:style-name="P31">Chapitre IV : </text:p>
      <text:p text:style-name="P31"/>
      <text:p text:style-name="P31"/>
      <text:p text:style-name="P31"><text:s text:c="39"/></text:p>
      <text:p text:style-name="P31"/>
      <text:p text:style-name="P31"><text:s text:c="39"/><text:span text:style-name="T45">I – LA NOTION DE RECRUTEMENT</text:span></text:p>
      <text:p text:style-name="P78"/>
      <text:p text:style-name="P78"><text:s text:c="50"/>1 – Définition et objectifs</text:p>
      <text:p text:style-name="P78"/>
      <text:p text:style-name="P79">Le recrutements est l’acte ou un processus qui consiste a provisionner une entreprise</text:p>
      <text:p text:style-name="P79">en potentiel humains en fin de pourvoir des poste de travail vacant ou nouvellement créer.</text:p>
      <text:p text:style-name="P79"/>
      <text:p text:style-name="P79">a) objectifs</text:p>
      <text:p text:style-name="P79"/>
      <text:p text:style-name="P79">Le recrutements a plusieurs objectifs :</text:p>
      <text:p text:style-name="P31"><text:span text:style-name="T46">-</text:span><text:span text:style-name="T47">Rajeunissement du personnelle</text:span></text:p>
      <text:p text:style-name="P80">-Rajeunissement ou le renforcement du niveau de compétence</text:p>
      <text:p text:style-name="P80">-Argumentation de l’effectif</text:p>
      <text:p text:style-name="P80">-Amélioration des qualité de service est des resultat ;</text:p>
      <text:p text:style-name="P80"/>
      <text:p text:style-name="P81"><text:soft-page-break/>-Amélioration des performance individuel et collectifs</text:p>
      <text:p text:style-name="P31"/>
      <text:p text:style-name="P63"/>
      <text:p text:style-name="P64">Les motifs du</text:p>
      <text:p text:style-name="P64"/>
      <text:p text:style-name="P74"><text:s/>Il peut s’agit des vacants définitif ou provisoire.</text:p>
      <text:p text:style-name="P74">Trois cas peuvent se presenté.</text:p>
      <text:p text:style-name="P74">-Les departs de l’entreprise «decess , licenciement »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8:54:32.020734373</meta:creation-date>
    <dc:date>2022-03-17T10:19:09.675810630</dc:date>
    <meta:editing-duration>PT3H10M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4" meta:paragraph-count="194" meta:word-count="1641" meta:character-count="11099" meta:non-whitespace-character-count="8927"/>
  </office:meta>
</office:document-meta>
</file>